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3.3729in" style:rel-column-width="2184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5292in" style:rel-column-width="16383*"/>
    </style:style>
    <style:style style:name="Table1.D" style:family="table-column">
      <style:table-column-properties style:column-width="2.5299in" style:rel-column-width="1638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4706" officeooo:paragraph-rsid="000f8dbb"/>
    </style:style>
    <style:style style:name="P2" style:family="paragraph" style:parent-style-name="Standard">
      <style:text-properties officeooo:rsid="00024706" officeooo:paragraph-rsid="001d4ef2"/>
    </style:style>
    <style:style style:name="P3" style:family="paragraph" style:parent-style-name="Standard">
      <style:text-properties officeooo:rsid="00115ef6" officeooo:paragraph-rsid="001d4ef2"/>
    </style:style>
    <style:style style:name="P4" style:family="paragraph" style:parent-style-name="Standard">
      <style:text-properties fo:font-size="16pt" fo:font-weight="bold" officeooo:rsid="000f8dbb" officeooo:paragraph-rsid="001d4ef2" style:font-weight-asian="bold" style:font-weight-complex="bold"/>
    </style:style>
    <style:style style:name="P5" style:family="paragraph" style:parent-style-name="Table_20_Contents">
      <style:text-properties officeooo:rsid="000f8dbb" officeooo:paragraph-rsid="000f8dbb"/>
    </style:style>
    <style:style style:name="P6" style:family="paragraph" style:parent-style-name="Table_20_Contents">
      <style:text-properties officeooo:rsid="0010b41e" officeooo:paragraph-rsid="0010b41e"/>
    </style:style>
    <style:style style:name="P7" style:family="paragraph" style:parent-style-name="Table_20_Contents">
      <style:text-properties officeooo:rsid="00114ad6" officeooo:paragraph-rsid="00114ad6"/>
    </style:style>
    <style:style style:name="P8" style:family="paragraph" style:parent-style-name="Table_20_Contents">
      <style:text-properties officeooo:rsid="0011800f" officeooo:paragraph-rsid="0011800f"/>
    </style:style>
    <style:style style:name="P9" style:family="paragraph" style:parent-style-name="Table_20_Contents">
      <style:text-properties officeooo:rsid="00124426" officeooo:paragraph-rsid="00124426"/>
    </style:style>
    <style:style style:name="P10" style:family="paragraph" style:parent-style-name="Table_20_Contents">
      <style:text-properties officeooo:rsid="00124426" officeooo:paragraph-rsid="001c08a9"/>
    </style:style>
    <style:style style:name="P11" style:family="paragraph" style:parent-style-name="Table_20_Contents">
      <style:text-properties officeooo:rsid="0013fc93" officeooo:paragraph-rsid="0013fc93"/>
    </style:style>
    <style:style style:name="P12" style:family="paragraph" style:parent-style-name="Table_20_Contents">
      <style:text-properties officeooo:rsid="0014c8b5" officeooo:paragraph-rsid="0014c8b5"/>
    </style:style>
    <style:style style:name="P13" style:family="paragraph" style:parent-style-name="Table_20_Contents">
      <style:text-properties officeooo:rsid="00167ae4" officeooo:paragraph-rsid="00167ae4"/>
    </style:style>
    <style:style style:name="P14" style:family="paragraph" style:parent-style-name="Table_20_Contents">
      <style:text-properties fo:font-weight="bold" officeooo:rsid="000f8dbb" officeooo:paragraph-rsid="000f8dbb" style:font-weight-asian="bold" style:font-weight-complex="bold"/>
    </style:style>
    <style:style style:name="P15" style:family="paragraph" style:parent-style-name="Table_20_Contents">
      <style:text-properties officeooo:rsid="0019348c" officeooo:paragraph-rsid="0019348c"/>
    </style:style>
    <style:style style:name="P16" style:family="paragraph" style:parent-style-name="Table_20_Contents">
      <style:text-properties officeooo:rsid="0019ead7" officeooo:paragraph-rsid="0019ead7"/>
    </style:style>
    <style:style style:name="P17" style:family="paragraph" style:parent-style-name="Table_20_Contents">
      <style:text-properties officeooo:rsid="001b574f" officeooo:paragraph-rsid="001b574f"/>
    </style:style>
    <style:style style:name="P18" style:family="paragraph" style:parent-style-name="Table_20_Contents">
      <style:text-properties officeooo:rsid="001d4ef2" officeooo:paragraph-rsid="001d4ef2"/>
    </style:style>
    <style:style style:name="P19" style:family="paragraph" style:parent-style-name="Table_20_Contents">
      <style:text-properties officeooo:rsid="0020eaba" officeooo:paragraph-rsid="0020eaba"/>
    </style:style>
    <style:style style:name="P20" style:family="paragraph" style:parent-style-name="Table_20_Contents">
      <style:text-properties officeooo:rsid="0024a422" officeooo:paragraph-rsid="0024a422"/>
    </style:style>
    <style:style style:name="P21" style:family="paragraph" style:parent-style-name="Table_20_Contents">
      <style:text-properties officeooo:rsid="0024a422" officeooo:paragraph-rsid="0029d4fa"/>
    </style:style>
    <style:style style:name="P22" style:family="paragraph" style:parent-style-name="Table_20_Contents">
      <style:text-properties officeooo:rsid="002607a7" officeooo:paragraph-rsid="002607a7"/>
    </style:style>
    <style:style style:name="P23" style:family="paragraph" style:parent-style-name="Table_20_Contents">
      <style:text-properties officeooo:rsid="0028154f" officeooo:paragraph-rsid="0028154f"/>
    </style:style>
    <style:style style:name="P24" style:family="paragraph" style:parent-style-name="Table_20_Contents">
      <style:text-properties officeooo:rsid="002cd3bc" officeooo:paragraph-rsid="002cd3bc"/>
    </style:style>
    <style:style style:name="P25" style:family="paragraph" style:parent-style-name="Table_20_Contents">
      <style:text-properties officeooo:rsid="002f577d" officeooo:paragraph-rsid="002f577d"/>
    </style:style>
    <style:style style:name="P26" style:family="paragraph" style:parent-style-name="Table_20_Contents">
      <style:text-properties officeooo:rsid="00303b84" officeooo:paragraph-rsid="00303b84"/>
    </style:style>
    <style:style style:name="P27" style:family="paragraph" style:parent-style-name="Table_20_Contents">
      <style:text-properties officeooo:rsid="003348ab" officeooo:paragraph-rsid="003348ab"/>
    </style:style>
    <style:style style:name="P28" style:family="paragraph" style:parent-style-name="Table_20_Contents">
      <style:text-properties officeooo:rsid="0034cd12" officeooo:paragraph-rsid="0034cd12"/>
    </style:style>
    <style:style style:name="P29" style:family="paragraph" style:parent-style-name="Table_20_Contents">
      <style:text-properties officeooo:rsid="00362251" officeooo:paragraph-rsid="00362251"/>
    </style:style>
    <style:style style:name="P30" style:family="paragraph" style:parent-style-name="Table_20_Contents">
      <style:text-properties officeooo:rsid="0039a733" officeooo:paragraph-rsid="0039a733"/>
    </style:style>
    <style:style style:name="P31" style:family="paragraph" style:parent-style-name="Table_20_Contents">
      <style:text-properties officeooo:rsid="003d028e" officeooo:paragraph-rsid="003d028e"/>
    </style:style>
    <style:style style:name="P32" style:family="paragraph" style:parent-style-name="Table_20_Contents">
      <style:text-properties officeooo:rsid="003d8cd5" officeooo:paragraph-rsid="003d8cd5"/>
    </style:style>
    <style:style style:name="P33" style:family="paragraph" style:parent-style-name="Table_20_Contents">
      <style:text-properties officeooo:rsid="00400547" officeooo:paragraph-rsid="00400547"/>
    </style:style>
    <style:style style:name="P34" style:family="paragraph" style:parent-style-name="Table_20_Contents">
      <style:text-properties officeooo:rsid="0040277f" officeooo:paragraph-rsid="0040277f"/>
    </style:style>
    <style:style style:name="P35" style:family="paragraph" style:parent-style-name="Table_20_Contents">
      <style:text-properties officeooo:rsid="00422da7" officeooo:paragraph-rsid="00422da7"/>
    </style:style>
    <style:style style:name="P36" style:family="paragraph" style:parent-style-name="Table_20_Contents">
      <style:text-properties officeooo:rsid="00437fef" officeooo:paragraph-rsid="00437fef"/>
    </style:style>
    <style:style style:name="P37" style:family="paragraph" style:parent-style-name="Table_20_Contents">
      <style:text-properties officeooo:rsid="00462435" officeooo:paragraph-rsid="00462435"/>
    </style:style>
    <style:style style:name="P38" style:family="paragraph" style:parent-style-name="Table_20_Contents">
      <style:text-properties officeooo:rsid="0047f6fc" officeooo:paragraph-rsid="0047f6fc"/>
    </style:style>
    <style:style style:name="T1" style:family="text">
      <style:text-properties officeooo:rsid="0010b41e"/>
    </style:style>
    <style:style style:name="T2" style:family="text">
      <style:text-properties officeooo:rsid="00124426"/>
    </style:style>
    <style:style style:name="T3" style:family="text">
      <style:text-properties officeooo:rsid="0017046b"/>
    </style:style>
    <style:style style:name="T4" style:family="text">
      <style:text-properties officeooo:rsid="0018326b"/>
    </style:style>
    <style:style style:name="T5" style:family="text">
      <style:text-properties officeooo:rsid="0019348c"/>
    </style:style>
    <style:style style:name="T6" style:family="text">
      <style:text-properties officeooo:rsid="001b574f"/>
    </style:style>
    <style:style style:name="T7" style:family="text">
      <style:text-properties officeooo:rsid="001d4ef2"/>
    </style:style>
    <style:style style:name="T8" style:family="text">
      <style:text-properties officeooo:rsid="002000f9"/>
    </style:style>
    <style:style style:name="T9" style:family="text">
      <style:text-properties officeooo:rsid="002104c0"/>
    </style:style>
    <style:style style:name="T10" style:family="text">
      <style:text-properties officeooo:rsid="0024a422"/>
    </style:style>
    <style:style style:name="T11" style:family="text">
      <style:text-properties officeooo:rsid="002607a7"/>
    </style:style>
    <style:style style:name="T12" style:family="text">
      <style:text-properties officeooo:rsid="00268bda"/>
    </style:style>
    <style:style style:name="T13" style:family="text">
      <style:text-properties officeooo:rsid="0029d4fa"/>
    </style:style>
    <style:style style:name="T14" style:family="text">
      <style:text-properties officeooo:rsid="002de525"/>
    </style:style>
    <style:style style:name="T15" style:family="text">
      <style:text-properties officeooo:rsid="00303b84"/>
    </style:style>
    <style:style style:name="T16" style:family="text">
      <style:text-properties officeooo:rsid="003202e0"/>
    </style:style>
    <style:style style:name="T17" style:family="text">
      <style:text-properties officeooo:rsid="00368f90"/>
    </style:style>
    <style:style style:name="T18" style:family="text">
      <style:text-properties officeooo:rsid="0039a733"/>
    </style:style>
    <style:style style:name="T19" style:family="text">
      <style:text-properties officeooo:rsid="003bb9d3"/>
    </style:style>
    <style:style style:name="T20" style:family="text">
      <style:text-properties officeooo:rsid="003d028e"/>
    </style:style>
    <style:style style:name="T21" style:family="text">
      <style:text-properties officeooo:rsid="003e58dd"/>
    </style:style>
    <style:style style:name="T22" style:family="text">
      <style:text-properties officeooo:rsid="00400547"/>
    </style:style>
    <style:style style:name="T23" style:family="text">
      <style:text-properties officeooo:rsid="0041dfad"/>
    </style:style>
    <style:style style:name="T24" style:family="text">
      <style:text-properties officeooo:rsid="00457447"/>
    </style:style>
    <style:style style:name="T25" style:family="text">
      <style:text-properties officeooo:rsid="004a3e50"/>
    </style:style>
    <style:style style:name="T26" style:family="text">
      <style:text-properties officeooo:rsid="004c00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VIZOP SPECIFICATION</text:p>
            <text:p text:style-name="P4">HIERARCHY OVERVIEW</text:p>
          </table:table-cell>
          <table:table-cell table:style-name="Table2.A1" office:value-type="string">
            <text:p text:style-name="P3">Level: 1</text:p>
            <text:p text:style-name="P2">Version: 0.1 (under initial construction)</text:p>
          </table:table-cell>
          <table:table-cell table:style-name="Table2.A1" office:value-type="string">
            <text:p text:style-name="P18">File status in the table below:</text:p>
            <text:p text:style-name="P18">A – not started</text:p>
            <text:p text:style-name="P18">B – draft started and not completed</text:p>
            <text:p text:style-name="P18">C – first draft completed but not frozen</text:p>
            <text:p text:style-name="P18">D – frozen, ready to code</text:p>
          </table:table-cell>
        </table:table-row>
      </table:table>
      <text:p text:style-name="P1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4">Level 1 – Overview, philosophy</text:p>
            </table:table-cell>
            <table:table-cell table:style-name="Table1.A1" office:value-type="string">
              <text:p text:style-name="P14">Level 2 – Main structure, global aspects of implementation</text:p>
            </table:table-cell>
            <table:table-cell table:style-name="Table1.A1" office:value-type="string">
              <text:p text:style-name="P14">Level 3 – Detailed structure <text:span text:style-name="T4">and implementation</text:span></text:p>
            </table:table-cell>
            <table:table-cell table:style-name="Table1.D1" office:value-type="string">
              <text:p text:style-name="P14">Level 4 – Technical aspects of implementat<text:span text:style-name="T1">ion</text:span></text:p>
            </table:table-cell>
          </table:table-row>
        </table:table-header-rows>
        <table:table-row table:style-name="Table1.1">
          <table:table-cell table:style-name="Table1.A26" office:value-type="string">
            <text:p text:style-name="P5"><text:span text:style-name="T11">01 </text:span>Vizop <text:span text:style-name="T1">overview and philosophy B</text:span></text:p>
          </table:table-cell>
          <table:table-cell table:style-name="Table1.C26" office:value-type="string">
            <text:p text:style-name="P6"><text:span text:style-name="T11">01 </text:span>List of code modules <text:span text:style-name="T7">A</text:span></text:p>
          </table:table-cell>
          <table:table-cell table:style-name="Table1.C26" office:value-type="string">
            <text:p text:style-name="P8"><text:span text:style-name="T11">01 </text:span>Persistence – where persistent information is stored (e.g. user preferences, last folder touched, etc) <text:span text:style-name="T2">including defaults and behaviour when persistent data can't be used B</text:span></text:p>
          </table:table-cell>
          <table:table-cell table:style-name="Table1.D26" office:value-type="string">
            <text:p text:style-name="P10"><text:span text:style-name="T11">01 </text:span>Network programming <text:span text:style-name="T7">A</text:span>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2">0<text:span text:style-name="T21">4</text:span> Comments B</text:p>
          </table:table-cell>
          <table:table-cell table:style-name="Table1.D26" office:value-type="string">
            <text:p text:style-name="P34">02 Viewports – <text:span text:style-name="T25">class requirements, </text:span>implementation in code <text:span text:style-name="T26">B</text:span>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2">0<text:span text:style-name="T21">5</text:span> Bookmarks <text:span text:style-name="T22">B</text:span></text:p>
          </table:table-cell>
          <table:table-cell table:style-name="Table1.D26" office:value-type="string">
            <text:p text:style-name="P29"/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3">06 Linking of values B</text:p>
          </table:table-cell>
          <table:table-cell table:style-name="Table1.D26" office:value-type="string">
            <text:p text:style-name="P29"/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0 Alarm rationalization – overview B</text:p>
          </table:table-cell>
          <table:table-cell table:style-name="Table1.D26" office:value-type="string">
            <text:p text:style-name="P29">10 Alarm list – internal XML message structure B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1 Alarm rationalization – setup Viewport B</text:p>
          </table:table-cell>
          <table:table-cell table:style-name="Table1.D26" office:value-type="string">
            <text:p text:style-name="P9"/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2 Alarm rationalization – rationalize one alarm Viewport B</text:p>
          </table:table-cell>
          <table:table-cell table:style-name="Table1.D26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28">13 Alarm rationalization – alarm list Viewport B</text:p>
          </table:table-cell>
          <table:table-cell table:style-name="Table1.D11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><text:span text:style-name="T11">02 </text:span>Definitions of terms used <text:span text:style-name="T7">A</text:span></text:p>
          </table:table-cell>
          <table:table-cell table:style-name="Table1.C11" office:value-type="string">
            <text:p text:style-name="P7"><text:span text:style-name="T11">02 </text:span>List of PHA modules and viewports <text:span text:style-name="T7">A</text:span></text:p>
          </table:table-cell>
          <table:table-cell table:style-name="Table1.C11" office:value-type="string">
            <text:p text:style-name="P9"><text:span text:style-name="T11">02 </text:span>Licensing <text:span text:style-name="T8">C</text:span></text:p>
          </table:table-cell>
          <table:table-cell table:style-name="Table1.D11" office:value-type="string">
            <text:p text:style-name="P9"/>
          </table:table-cell>
        </table:table-row>
        <text:soft-page-break/>
        <table:table-row table:style-name="Table1.1">
          <table:table-cell table:style-name="Table1.A11" office:value-type="string">
            <text:p text:style-name="P7"><text:span text:style-name="T11">03 </text:span>Detailed coding guidelines <text:span text:style-name="T17">B</text:span></text:p>
          </table:table-cell>
          <table:table-cell table:style-name="Table1.C11" office:value-type="string">
            <text:p text:style-name="P7"><text:span text:style-name="T11">03 </text:span>Programming language <text:span text:style-name="T18">and </text:span>libraries <text:span text:style-name="T18">applied A</text:span></text:p>
          </table:table-cell>
          <table:table-cell table:style-name="Table1.C11" office:value-type="string">
            <text:p text:style-name="P16"><text:span text:style-name="T11">0</text:span>3 Project file handling. Covers the algorithms for checking file names and file existence, opening project files, writing them, and save on the fly. <text:span text:style-name="T7">B</text:span></text:p>
          </table:table-cell>
          <table:table-cell table:style-name="Table1.D11" office:value-type="string">
            <text:p text:style-name="P10"><text:span text:style-name="T11">03 </text:span>Format of input and output files <text:span text:style-name="T7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30">31 Runtime environment B</text:p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9"><text:span text:style-name="T20">31 </text:span>Detailed structure of data strings for transmission between program domains <text:span text:style-name="T16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8"/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31">32 Internal messaging protocol using zeromq library B</text:p>
          </table:table-cell>
        </table:table-row>
        <table:table-row table:style-name="Table1.1">
          <table:table-cell table:style-name="Table1.A14" office:value-type="string">
            <text:p text:style-name="P15"><text:span text:style-name="T11">0</text:span>4 Hierarchy overview of specification documents <text:span text:style-name="T7">(this doc) B</text:span></text:p>
          </table:table-cell>
          <table:table-cell table:style-name="Table1.C14" office:value-type="string">
            <text:p text:style-name="P8"><text:span text:style-name="T11">04 </text:span>Global UI requirements (e.g. undo, <text:span text:style-name="T3">colours</text:span>) <text:span text:style-name="T7">A</text:span></text:p>
          </table:table-cell>
          <table:table-cell table:style-name="Table1.C14" office:value-type="string">
            <text:p text:style-name="P22">4<text:span text:style-name="T15">1</text:span> Constants A</text:p>
          </table:table-cell>
          <table:table-cell table:style-name="Table1.D14" office:value-type="string">
            <text:p text:style-name="P38">41 Internationalization B</text:p>
          </table:table-cell>
        </table:table-row>
        <table:table-row table:style-name="Table1.1">
          <table:table-cell table:style-name="Table1.A26" office:value-type="string">
            <text:p text:style-name="P15"/>
          </table:table-cell>
          <table:table-cell table:style-name="Table1.C26" office:value-type="string">
            <text:p text:style-name="P8"/>
          </table:table-cell>
          <table:table-cell table:style-name="Table1.C26" office:value-type="string">
            <text:p text:style-name="P26">42 Undo implementation <text:span text:style-name="T24">B</text:span></text:p>
          </table:table-cell>
          <table:table-cell table:style-name="Table1.D26" office:value-type="string">
            <text:p text:style-name="P10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5">43 Editing of numerical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6">44 Display of numerical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7">45 Editing of text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><text:span text:style-name="T11">05 Application launch and </text:span>Welcome screen <text:span text:style-name="T7">C</text:span></text:p>
          </table:table-cell>
          <table:table-cell table:style-name="Table1.C26" office:value-type="string">
            <text:p text:style-name="Table_20_Contents"/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1"><text:span text:style-name="T11">06 </text:span>Control Frame <text:span text:style-name="T9">C</text:span></text:p>
          </table:table-cell>
          <table:table-cell table:style-name="Table1.C26" office:value-type="string">
            <text:p text:style-name="P19"/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2"/>
          </table:table-cell>
          <table:table-cell table:style-name="Table1.C26" office:value-type="string">
            <text:p text:style-name="P25">61 Control Frame implementation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2"><text:span text:style-name="T11">07 </text:span>Collaboration – <text:span text:style-name="T6">philosophy B</text:span></text:p>
          </table:table-cell>
          <table:table-cell table:style-name="Table1.C26" office:value-type="string">
            <text:p text:style-name="P17"><text:span text:style-name="T11">0</text:span>7 Collaboration – implementation <text:span text:style-name="T7">A [currently some information included in the level 2 Collaboration spec]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11">08 </text:span>PHA model – HAZOP <text:span text:style-name="T19">B</text:span></text:p>
          </table:table-cell>
          <table:table-cell table:style-name="Table1.C26" office:value-type="string">
            <text:p text:style-name="Table_20_Contents"/>
          </table:table-cell>
          <table:table-cell table:style-name="Table1.D26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10">09 </text:span>PHA model – Fault Tree Analysis <text:span text:style-name="T10">C</text:span></text:p>
          </table:table-cell>
          <table:table-cell table:style-name="Table1.C26" office:value-type="string">
            <text:p text:style-name="P20">90 Fault Tree – Full tree viewport C</text:p>
          </table:table-cell>
          <table:table-cell table:style-name="Table1.D26" office:value-type="string">
            <text:p text:style-name="P24">90 Fault tree – implementation details <text:span text:style-name="T14">B</text:span></text:p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/>
          </table:table-cell>
          <table:table-cell table:style-name="Table1.C26" office:value-type="string">
            <text:p text:style-name="P21">91 Fault Tree – Action list viewport <text:span text:style-name="T11">C [can use as template for action list Viewports in other PHA models]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5">10 </text:span>PHA model – SIL determination by Risk Graph <text:span text:style-name="T7">A</text:span></text:p>
          </table:table-cell>
          <table:table-cell table:style-name="Table1.C26" office:value-type="string">
            <text:p text:style-name="P22">92 Fault Tree – Full tree report <text:span text:style-name="T12">C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8" office:value-type="string">
            <text:p text:style-name="P7"/>
          </table:table-cell>
          <table:table-cell table:style-name="Table1.C28" office:value-type="string">
            <text:p text:style-name="P13"><text:span text:style-name="T5">11 </text:span>PHA model – SIL determination by LOPA <text:span text:style-name="T7">A</text:span></text:p>
          </table:table-cell>
          <table:table-cell table:style-name="Table1.C28" office:value-type="string">
            <text:p text:style-name="P22">93 Fault Tree – Action list report <text:span text:style-name="T13">C [can use as template for action list reports in other PHA models]</text:span></text:p>
          </table:table-cell>
          <table:table-cell table:style-name="Table1.D28" office:value-type="string">
            <text:p text:style-name="Table_20_Contents"/>
          </table:table-cell>
        </table:table-row>
        <table:table-row table:style-name="Table1.1">
          <table:table-cell table:style-name="Table1.A28" office:value-type="string">
            <text:p text:style-name="P7"/>
          </table:table-cell>
          <table:table-cell table:style-name="Table1.C28" office:value-type="string">
            <text:p text:style-name="P13"><text:span text:style-name="T11">12 </text:span>PHA model – Alarm <text:span text:style-name="T3">rationalization A</text:span></text:p>
          </table:table-cell>
          <table:table-cell table:style-name="Table1.C28" office:value-type="string">
            <text:p text:style-name="Table_20_Contents">94 Fault Tree - XML structure in project file <text:span text:style-name="T23">B</text:span></text:p>
          </table:table-cell>
          <table:table-cell table:style-name="Table1.D28" office:value-type="string">
            <text:p text:style-name="Table_20_Contents"/>
          </table:table-cell>
        </table:table-row>
        <table:table-row table:style-name="Table1.1">
          <table:table-cell table:style-name="Table1.A29" office:value-type="string">
            <text:p text:style-name="P7"/>
          </table:table-cell>
          <table:table-cell table:style-name="Table1.C29" office:value-type="string">
            <text:p text:style-name="P23">13 Project specification B</text:p>
          </table:table-cell>
          <table:table-cell table:style-name="Table1.C29" office:value-type="string">
            <text:p text:style-name="Table_20_Contents"/>
          </table:table-cell>
          <table:table-cell table:style-name="Table1.D29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9:44:28.406261614</meta:creation-date>
    <meta:generator>LibreOffice/5.4.2.2$MacOSX_X86_64 LibreOffice_project/22b09f6418e8c2d508a9eaf86b2399209b0990f4</meta:generator>
    <dc:date>2020-06-18T11:50:20.416966777</dc:date>
    <meta:editing-duration>P1DT3H43M36S</meta:editing-duration>
    <meta:editing-cycles>51</meta:editing-cycles>
    <meta:print-date>2018-11-15T08:56:26.429899321</meta:print-date>
    <meta:document-statistic meta:table-count="2" meta:image-count="0" meta:object-count="0" meta:page-count="3" meta:paragraph-count="61" meta:word-count="428" meta:character-count="2589" meta:non-whitespace-character-count="2195"/>
  </office:meta>
</office:document-meta>
</file>